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95.12mm" svg:y="91.3mm">
            <loext:p draw:notify-on-update-of-ranges="Sheet1.E6:Sheet1.E11 Sheet1.F6:Sheet1.F11 Sheet1.E6:Sheet1.E11 Sheet1.G6:Sheet1.G11 Sheet1.E6:Sheet1.E11 Sheet1.H6:Sheet1.H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  <table:table-cell office:value-type="string" calcext:value-type="string">
            <text:p>slope</text:p>
          </table:table-cell>
          <table:table-cell table:formula="of:=SLOPE([.F6:.F11];[.E6:.E11])" office:value-type="float" office:value="0.00931982522932264" calcext:value-type="float">
            <text:p>0.0093198252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average X</text:p>
          </table:table-cell>
          <table:table-cell table:formula="of:=AVERAGE([.E6:.E11])" office:value-type="float" office:value="7264" calcext:value-type="float">
            <text:p>7264</text:p>
          </table:table-cell>
          <table:table-cell table:number-columns-repeated="5"/>
          <table:table-cell office:value-type="string" calcext:value-type="string">
            <text:p>Coupling rati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average Y</text:p>
          </table:table-cell>
          <table:table-cell table:formula="of:=AVERAGE([.F6:.F11])" office:value-type="float" office:value="25.8333333333333" calcext:value-type="float">
            <text:p>25.8333333333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ielectric</text:p>
          </table:table-cell>
          <table:table-cell office:value-type="string" calcext:value-type="string">
            <text:p>Var c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tuned res</text:p>
          </table:table-cell>
          <table:table-cell/>
          <table:table-cell office:value-type="string" calcext:value-type="string">
            <text:p>best fit</text:p>
          </table:table-cell>
          <table:table-cell office:value-type="string" calcext:value-type="string">
            <text:p>y/x freq ^2.5</text:p>
          </table:table-cell>
          <table:table-cell office:value-type="string" calcext:value-type="string">
            <text:p>y/x bf res</text:p>
          </table:table-cell>
          <table:table-cell table:number-columns-repeated="2"/>
          <table:table-cell office:value-type="string" calcext:value-type="string">
            <text:p>Diff from BF</text:p>
          </table:table-cell>
          <table:table-cell office:value-type="string" calcext:value-type="string">
            <text:p>Est XL</text:p>
          </table:table-cell>
          <table:table-cell office:value-type="string" calcext:value-type="string">
            <text:p>Loop parallel Z</text:p>
          </table:table-cell>
          <table:table-cell office:value-type="string" calcext:value-type="string">
            <text:p>Est Rloop</text:p>
          </table:table-cell>
          <table:table-cell office:value-type="string" calcext:value-type="string">
            <text:p>Best fit Q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together</text:p>
          </table:table-cell>
          <table:table-cell office:value-type="float" office:value="6882" calcext:value-type="float">
            <text:p>688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$I$3]+([.E6]-[.$I$2])*[.$I$1]" office:value-type="float" office:value="22.2731600957321" calcext:value-type="float">
            <text:p>22.2731600957</text:p>
          </table:table-cell>
          <table:table-cell table:number-columns-repeated="4"/>
          <table:table-cell table:formula="of:=[.F6]-[.H6]" office:value-type="float" office:value="-0.273160095732084" calcext:value-type="float">
            <text:p>-0.2731600957</text:p>
          </table:table-cell>
          <table:table-cell table:formula="of:=160*[.E6]/7000" office:value-type="float" office:value="157.302857142857" calcext:value-type="float">
            <text:p>157.3028571429</text:p>
          </table:table-cell>
          <table:table-cell table:formula="of:=[.F6]/[.$O$3]/[.$O$3]" office:value-type="float" office:value="55000" calcext:value-type="float">
            <text:p>55000</text:p>
          </table:table-cell>
          <table:table-cell table:formula="of:=[.N6]*[.N6]/[.O6]" office:value-type="float" office:value="0.449894343005566" calcext:value-type="float">
            <text:p>0.449894343</text:p>
          </table:table-cell>
          <table:table-cell table:formula="of:=[.N6]/[.P6]" office:value-type="float" office:value="349.643998837547" calcext:value-type="float">
            <text:p>349.6439988375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together</text:p>
          </table:table-cell>
          <table:table-cell office:value-type="float" office:value="7196" calcext:value-type="float">
            <text:p>719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$I$3]+([.E7]-[.$I$2])*[.$I$1]" office:value-type="float" office:value="25.1995852177394" calcext:value-type="float">
            <text:p>25.1995852177</text:p>
          </table:table-cell>
          <table:table-cell table:number-columns-repeated="4"/>
          <table:table-cell table:formula="of:=[.F7]-[.H7]" office:value-type="float" office:value="-0.199585217739394" calcext:value-type="float">
            <text:p>-0.1995852177</text:p>
          </table:table-cell>
          <table:table-cell table:formula="of:=160*[.E7]/7000" office:value-type="float" office:value="164.48" calcext:value-type="float">
            <text:p>164.48</text:p>
          </table:table-cell>
          <table:table-cell table:formula="of:=[.F7]/[.$O$3]/[.$O$3]" office:value-type="float" office:value="62500" calcext:value-type="float">
            <text:p>62500</text:p>
          </table:table-cell>
          <table:table-cell table:formula="of:=[.N7]*[.N7]/[.O7]" office:value-type="float" office:value="0.4328587264" calcext:value-type="float">
            <text:p>0.4328587264</text:p>
          </table:table-cell>
          <table:table-cell table:formula="of:=[.N7]/[.P7]" office:value-type="float" office:value="379.985408560311" calcext:value-type="float">
            <text:p>379.9854085603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together</text:p>
          </table:table-cell>
          <table:table-cell office:value-type="float" office:value="7221" calcext:value-type="float">
            <text:p>722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$I$3]+([.E8]-[.$I$2])*[.$I$1]" office:value-type="float" office:value="25.4325808484725" calcext:value-type="float">
            <text:p>25.4325808485</text:p>
          </table:table-cell>
          <table:table-cell table:number-columns-repeated="4"/>
          <table:table-cell table:formula="of:=[.F8]-[.H8]" office:value-type="float" office:value="-0.432580848472458" calcext:value-type="float">
            <text:p>-0.4325808485</text:p>
          </table:table-cell>
          <table:table-cell table:formula="of:=160*[.E8]/7000" office:value-type="float" office:value="165.051428571429" calcext:value-type="float">
            <text:p>165.0514285714</text:p>
          </table:table-cell>
          <table:table-cell table:formula="of:=[.F8]/[.$O$3]/[.$O$3]" office:value-type="float" office:value="62500" calcext:value-type="float">
            <text:p>62500</text:p>
          </table:table-cell>
          <table:table-cell table:formula="of:=[.N8]*[.N8]/[.O8]" office:value-type="float" office:value="0.43587158517551" calcext:value-type="float">
            <text:p>0.4358715852</text:p>
          </table:table-cell>
          <table:table-cell table:formula="of:=[.N8]/[.P8]" office:value-type="float" office:value="378.669851821077" calcext:value-type="float">
            <text:p>378.6698518211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apart</text:p>
          </table:table-cell>
          <table:table-cell office:value-type="float" office:value="7289" calcext:value-type="float">
            <text:p>728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+([.E9]-[.$I$2])*[.$I$1]" office:value-type="float" office:value="26.0663289640664" calcext:value-type="float">
            <text:p>26.0663289641</text:p>
          </table:table-cell>
          <table:table-cell table:formula="of:=([.E9]/[.E6])^2.5" office:value-type="float" office:value="1.15447147005938" calcext:value-type="float">
            <text:p>1.1544714701</text:p>
          </table:table-cell>
          <table:table-cell table:formula="of:=[.H9]/[.H6]" office:value-type="float" office:value="1.1703022315662" calcext:value-type="float">
            <text:p>1.1703022316</text:p>
          </table:table-cell>
          <table:table-cell office:value-type="string" calcext:value-type="string">
            <text:p>closed vc, cap slid</text:p>
          </table:table-cell>
          <table:table-cell/>
          <table:table-cell table:formula="of:=[.F9]-[.H9]" office:value-type="float" office:value="0.933671035933603" calcext:value-type="float">
            <text:p>0.9336710359</text:p>
          </table:table-cell>
          <table:table-cell table:formula="of:=160*[.E9]/7000" office:value-type="float" office:value="166.605714285714" calcext:value-type="float">
            <text:p>166.6057142857</text:p>
          </table:table-cell>
          <table:table-cell table:formula="of:=[.F9]/[.$O$3]/[.$O$3]" office:value-type="float" office:value="67500" calcext:value-type="float">
            <text:p>67500</text:p>
          </table:table-cell>
          <table:table-cell table:formula="of:=[.N9]*[.N9]/[.O9]" office:value-type="float" office:value="0.411221689372638" calcext:value-type="float">
            <text:p>0.4112216894</text:p>
          </table:table-cell>
          <table:table-cell table:formula="of:=[.N9]/[.P9]" office:value-type="float" office:value="405.148168473042" calcext:value-type="float">
            <text:p>405.148168473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ip not tight</text:p>
          </table:table-cell>
          <table:table-cell office:value-type="string" calcext:value-type="string">
            <text:p>together</text:p>
          </table:table-cell>
          <table:table-cell office:value-type="float" office:value="7339" calcext:value-type="float">
            <text:p>733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+([.E10]-[.$I$2])*[.$I$1]" office:value-type="float" office:value="26.5323202255325" calcext:value-type="float">
            <text:p>26.5323202255</text:p>
          </table:table-cell>
          <table:table-cell table:number-columns-repeated="4"/>
          <table:table-cell table:formula="of:=[.F10]-[.H10]" office:value-type="float" office:value="0.46767977446747" calcext:value-type="float">
            <text:p>0.4676797745</text:p>
          </table:table-cell>
          <table:table-cell table:formula="of:=160*[.E10]/7000" office:value-type="float" office:value="167.748571428571" calcext:value-type="float">
            <text:p>167.7485714286</text:p>
          </table:table-cell>
          <table:table-cell table:formula="of:=[.F10]/[.$O$3]/[.$O$3]" office:value-type="float" office:value="67500" calcext:value-type="float">
            <text:p>67500</text:p>
          </table:table-cell>
          <table:table-cell table:formula="of:=[.N10]*[.N10]/[.O10]" office:value-type="float" office:value="0.416882714315949" calcext:value-type="float">
            <text:p>0.4168827143</text:p>
          </table:table-cell>
          <table:table-cell table:formula="of:=[.N10]/[.P10]" office:value-type="float" office:value="402.38792751056" calcext:value-type="float">
            <text:p>402.3879275106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apart</text:p>
          </table:table-cell>
          <table:table-cell office:value-type="float" office:value="7657" calcext:value-type="float">
            <text:p>765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$I$3]+([.E11]-[.$I$2])*[.$I$1]" office:value-type="float" office:value="29.4960246484571" calcext:value-type="float">
            <text:p>29.4960246485</text:p>
          </table:table-cell>
          <table:table-cell table:formula="of:=([.E11]/[.E7])^2.5" office:value-type="float" office:value="1.16793515525852" calcext:value-type="float">
            <text:p>1.1679351553</text:p>
          </table:table-cell>
          <table:table-cell table:formula="of:=[.H11]/[.H7]" office:value-type="float" office:value="1.1704964345085" calcext:value-type="float">
            <text:p>1.1704964345</text:p>
          </table:table-cell>
          <table:table-cell office:value-type="string" calcext:value-type="string">
            <text:p>open vc, cap slid</text:p>
          </table:table-cell>
          <table:table-cell/>
          <table:table-cell table:formula="of:=[.F11]-[.H11]" office:value-type="float" office:value="-0.49602464845713" calcext:value-type="float">
            <text:p>-0.4960246485</text:p>
          </table:table-cell>
          <table:table-cell table:formula="of:=160*[.E11]/7000" office:value-type="float" office:value="175.017142857143" calcext:value-type="float">
            <text:p>175.0171428571</text:p>
          </table:table-cell>
          <table:table-cell table:formula="of:=[.F11]/[.$O$3]/[.$O$3]" office:value-type="float" office:value="72500" calcext:value-type="float">
            <text:p>72500</text:p>
          </table:table-cell>
          <table:table-cell table:formula="of:=[.N11]*[.N11]/[.O11]" office:value-type="float" office:value="0.422496555777621" calcext:value-type="float">
            <text:p>0.4224965558</text:p>
          </table:table-cell>
          <table:table-cell table:formula="of:=[.N11]/[.P11]" office:value-type="float" office:value="414.245135170432" calcext:value-type="float">
            <text:p>414.245135170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f ratio</text:p>
          </table:table-cell>
          <table:table-cell/>
          <table:table-cell office:value-type="string" calcext:value-type="string">
            <text:p>R ratio</text:p>
          </table:table-cell>
          <table:table-cell office:value-type="string" calcext:value-type="string">
            <text:p>Q rati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eory:</text:p>
          </table:table-cell>
          <table:table-cell office:value-type="string" calcext:value-type="string">
            <text:p>Tuned res = XL^2 / Rloop * coupling^2 <text:s/>= Q^2 * Rloop * coupling^2</text:p>
          </table:table-cell>
          <table:table-cell table:number-columns-repeated="7"/>
          <table:table-cell table:formula="of:=[.E11]/[.E6]" office:value-type="float" office:value="1.11261261261261" calcext:value-type="float">
            <text:p>1.1126126126</text:p>
          </table:table-cell>
          <table:table-cell/>
          <table:table-cell table:formula="of:=[.P11]/[.P6]" office:value-type="float" office:value="0.939101729875262" calcext:value-type="float">
            <text:p>0.9391017299</text:p>
          </table:table-cell>
          <table:table-cell table:formula="of:=[.Q11]/[.Q6]" office:value-type="float" office:value="1.18476260581524" calcext:value-type="float">
            <text:p>1.184762605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 = XL / Rloo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A skin resistance varies as f^0.5</text:p>
          </table:table-cell>
          <table:table-cell table:number-columns-repeated="2"/>
          <table:table-cell office:value-type="string" calcext:value-type="string">
            <text:p>Bfmax/Bfmin</text:p>
          </table:table-cell>
          <table:table-cell office:value-type="string" calcext:value-type="string">
            <text:p>power</text:p>
          </table:table-cell>
          <table:table-cell table:number-columns-repeated="6"/>
          <table:table-cell table:number-columns-repeated="2" office:value-type="string" calcext:value-type="string">
            <text:p>pow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 radiation resistance varies as f^4</text:p>
          </table:table-cell>
          <table:table-cell table:number-columns-repeated="2"/>
          <table:table-cell table:formula="of:=MAX([.H6:.H11])/MIN([.H6:.H11])" office:value-type="float" office:value="1.32428557607814" calcext:value-type="float">
            <text:p>1.3242855761</text:p>
          </table:table-cell>
          <table:table-cell table:formula="of:=LN([.H17])/LN([.N14])" office:value-type="float" office:value="2.63209271064629" calcext:value-type="float">
            <text:p>2.6320927106</text:p>
          </table:table-cell>
          <table:table-cell table:number-columns-repeated="6"/>
          <table:table-cell table:formula="of:=LN([.P14])/LN([.$N$14])" office:value-type="float" office:value="-0.588800533746586" calcext:value-type="float">
            <text:p>-0.5888005337</text:p>
          </table:table-cell>
          <table:table-cell table:formula="of:=LN([.Q14])/LN([.$N$14])" office:value-type="float" office:value="1.58880053374659" calcext:value-type="float">
            <text:p>1.58880053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 high coupled resistance varies as f^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 dielectric loss varies as f^-1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XL varies as f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elative f</text:p>
          </table:table-cell>
          <table:table-cell office:value-type="string" calcext:value-type="string">
            <text:p>Base Rrad</text:p>
          </table:table-cell>
          <table:table-cell office:value-type="string" calcext:value-type="string">
            <text:p>Base Rskin</text:p>
          </table:table-cell>
          <table:table-cell office:value-type="string" calcext:value-type="string">
            <text:p>Base Rconst</text:p>
          </table:table-cell>
          <table:table-cell office:value-type="string" calcext:value-type="string">
            <text:p>Base Rdiel</text:p>
          </table:table-cell>
          <table:table-cell office:value-type="string" calcext:value-type="string">
            <text:p>Base Rcoupl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pn from Rrad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formula="of:=SUM([.B23:.F23])" office:value-type="float" office:value="416" calcext:value-type="float">
            <text:p>416</text:p>
          </table:table-cell>
          <table:table-cell table:number-columns-repeated="10"/>
        </table:table-row>
        <table:table-row table:style-name="ro1">
          <table:table-cell table:formula="of:=[.A23]*1.01" office:value-type="float" office:value="1.01" calcext:value-type="float">
            <text:p>1.01</text:p>
          </table:table-cell>
          <table:table-cell table:formula="of:=[.B$23]*[.A24]^4" office:value-type="float" office:value="14.56845614" calcext:value-type="float">
            <text:p>14.56845614</text:p>
          </table:table-cell>
          <table:table-cell table:formula="of:=[.C$23]*[.A24]^0.5" office:value-type="float" office:value="50.2493781056045" calcext:value-type="float">
            <text:p>50.2493781056</text:p>
          </table:table-cell>
          <table:table-cell table:formula="of:=[.$D$23]" office:value-type="float" office:value="1" calcext:value-type="float">
            <text:p>1</text:p>
          </table:table-cell>
          <table:table-cell table:formula="of:=[.E$23]*[.A24]^-1" office:value-type="float" office:value="346.534653465347" calcext:value-type="float">
            <text:p>346.5346534653</text:p>
          </table:table-cell>
          <table:table-cell table:formula="of:=[.F$23]*[.A24]^2" office:value-type="float" office:value="1.0201" calcext:value-type="float">
            <text:p>1.0201</text:p>
          </table:table-cell>
          <table:table-cell table:formula="of:=SUM([.B24:.F24])" office:value-type="float" office:value="413.372587710951" calcext:value-type="float">
            <text:p>413.372587711</text:p>
          </table:table-cell>
          <table:table-cell table:formula="of:=([.B24]-[.B$23])/([.G24]-[.G$23])" office:value-type="float" office:value="-0.216355896015759" calcext:value-type="float">
            <text:p>-0.216355896</text:p>
          </table:table-cell>
          <table:table-cell table:number-columns-repeated="9"/>
        </table:table-row>
        <table:table-row table:style-name="ro1">
          <table:table-cell table:formula="of:=[.A24]*1.01" office:value-type="float" office:value="1.0201" calcext:value-type="float">
            <text:p>1.0201</text:p>
          </table:table-cell>
          <table:table-cell table:formula="of:=[.B$23]*[.A25]^4" office:value-type="float" office:value="15.1599938787931" calcext:value-type="float">
            <text:p>15.1599938788</text:p>
          </table:table-cell>
          <table:table-cell table:formula="of:=[.C$23]*[.A25]^0.5" office:value-type="float" office:value="50.5" calcext:value-type="float">
            <text:p>50.5</text:p>
          </table:table-cell>
          <table:table-cell table:formula="of:=[.$D$23]" office:value-type="float" office:value="1" calcext:value-type="float">
            <text:p>1</text:p>
          </table:table-cell>
          <table:table-cell table:formula="of:=[.E$23]*[.A25]^-1" office:value-type="float" office:value="343.103617292422" calcext:value-type="float">
            <text:p>343.1036172924</text:p>
          </table:table-cell>
          <table:table-cell table:formula="of:=[.F$23]*[.A25]^2" office:value-type="float" office:value="1.04060401" calcext:value-type="float">
            <text:p>1.04060401</text:p>
          </table:table-cell>
          <table:table-cell table:formula="of:=SUM([.B25:.F25])" office:value-type="float" office:value="410.804215181215" calcext:value-type="float">
            <text:p>410.8042151812</text:p>
          </table:table-cell>
          <table:table-cell table:formula="of:=([.B25]-[.B$23])/([.G25]-[.G$23])" office:value-type="float" office:value="-0.22325672044757" calcext:value-type="float">
            <text:p>-0.2232567204</text:p>
          </table:table-cell>
          <table:table-cell table:number-columns-repeated="9"/>
        </table:table-row>
        <table:table-row table:style-name="ro1">
          <table:table-cell table:formula="of:=[.A25]*1.01" office:value-type="float" office:value="1.030301" calcext:value-type="float">
            <text:p>1.030301</text:p>
          </table:table-cell>
          <table:table-cell table:formula="of:=[.B$23]*[.A26]^4" office:value-type="float" office:value="15.7755504218476" calcext:value-type="float">
            <text:p>15.7755504218</text:p>
          </table:table-cell>
          <table:table-cell table:formula="of:=[.C$23]*[.A26]^0.5" office:value-type="float" office:value="50.7518718866605" calcext:value-type="float">
            <text:p>50.7518718867</text:p>
          </table:table-cell>
          <table:table-cell table:formula="of:=[.$D$23]" office:value-type="float" office:value="1" calcext:value-type="float">
            <text:p>1</text:p>
          </table:table-cell>
          <table:table-cell table:formula="of:=[.E$23]*[.A26]^-1" office:value-type="float" office:value="339.706551774676" calcext:value-type="float">
            <text:p>339.7065517747</text:p>
          </table:table-cell>
          <table:table-cell table:formula="of:=[.F$23]*[.A26]^2" office:value-type="float" office:value="1.061520150601" calcext:value-type="float">
            <text:p>1.0615201506</text:p>
          </table:table-cell>
          <table:table-cell table:formula="of:=SUM([.B26:.F26])" office:value-type="float" office:value="408.295494233785" calcext:value-type="float">
            <text:p>408.2954942338</text:p>
          </table:table-cell>
          <table:table-cell table:formula="of:=([.B26]-[.B$23])/([.G26]-[.G$23])" office:value-type="float" office:value="-0.23045610915543" calcext:value-type="float">
            <text:p>-0.2304561092</text:p>
          </table:table-cell>
          <table:table-cell table:number-columns-repeated="9"/>
        </table:table-row>
        <table:table-row table:style-name="ro1">
          <table:table-cell table:formula="of:=[.A26]*1.01" office:value-type="float" office:value="1.04060401" calcext:value-type="float">
            <text:p>1.04060401</text:p>
          </table:table-cell>
          <table:table-cell table:formula="of:=[.B$23]*[.A27]^4" office:value-type="float" office:value="16.4161010289318" calcext:value-type="float">
            <text:p>16.4161010289</text:p>
          </table:table-cell>
          <table:table-cell table:formula="of:=[.C$23]*[.A27]^0.5" office:value-type="float" office:value="51.005" calcext:value-type="float">
            <text:p>51.005</text:p>
          </table:table-cell>
          <table:table-cell table:formula="of:=[.$D$23]" office:value-type="float" office:value="1" calcext:value-type="float">
            <text:p>1</text:p>
          </table:table-cell>
          <table:table-cell table:formula="of:=[.E$23]*[.A27]^-1" office:value-type="float" office:value="336.343120568986" calcext:value-type="float">
            <text:p>336.343120569</text:p>
          </table:table-cell>
          <table:table-cell table:formula="of:=[.F$23]*[.A27]^2" office:value-type="float" office:value="1.08285670562808" calcext:value-type="float">
            <text:p>1.0828567056</text:p>
          </table:table-cell>
          <table:table-cell table:formula="of:=SUM([.B27:.F27])" office:value-type="float" office:value="405.847078303546" calcext:value-type="float">
            <text:p>405.8470783035</text:p>
          </table:table-cell>
          <table:table-cell table:formula="of:=([.B27]-[.B$23])/([.G27]-[.G$23])" office:value-type="float" office:value="-0.237971009840007" calcext:value-type="float">
            <text:p>-0.2379710098</text:p>
          </table:table-cell>
          <table:table-cell table:number-columns-repeated="9"/>
        </table:table-row>
        <table:table-row table:style-name="ro1">
          <table:table-cell table:formula="of:=[.A27]*1.01" office:value-type="float" office:value="1.0510100501" calcext:value-type="float">
            <text:p>1.0510100501</text:p>
          </table:table-cell>
          <table:table-cell table:formula="of:=[.B$23]*[.A28]^4" office:value-type="float" office:value="17.0826605592715" calcext:value-type="float">
            <text:p>17.0826605593</text:p>
          </table:table-cell>
          <table:table-cell table:formula="of:=[.C$23]*[.A28]^0.5" office:value-type="float" office:value="51.2593906055271" calcext:value-type="float">
            <text:p>51.2593906055</text:p>
          </table:table-cell>
          <table:table-cell table:formula="of:=[.$D$23]" office:value-type="float" office:value="1" calcext:value-type="float">
            <text:p>1</text:p>
          </table:table-cell>
          <table:table-cell table:formula="of:=[.E$23]*[.A28]^-1" office:value-type="float" office:value="333.012990662362" calcext:value-type="float">
            <text:p>333.0129906624</text:p>
          </table:table-cell>
          <table:table-cell table:formula="of:=[.F$23]*[.A28]^2" office:value-type="float" office:value="1.1046221254112" calcext:value-type="float">
            <text:p>1.1046221254</text:p>
          </table:table-cell>
          <table:table-cell table:formula="of:=SUM([.B28:.F28])" office:value-type="float" office:value="403.459663952572" calcext:value-type="float">
            <text:p>403.4596639526</text:p>
          </table:table-cell>
          <table:table-cell table:formula="of:=([.B28]-[.B$23])/([.G28]-[.G$23])" office:value-type="float" office:value="-0.245819613414885" calcext:value-type="float">
            <text:p>-0.2458196134</text:p>
          </table:table-cell>
          <table:table-cell table:number-columns-repeated="9"/>
        </table:table-row>
        <table:table-row table:style-name="ro1">
          <table:table-cell table:formula="of:=[.A28]*1.01" office:value-type="float" office:value="1.061520150601" calcext:value-type="float">
            <text:p>1.0615201506</text:p>
          </table:table-cell>
          <table:table-cell table:formula="of:=[.B$23]*[.A29]^4" office:value-type="float" office:value="17.7762850794468" calcext:value-type="float">
            <text:p>17.7762850794</text:p>
          </table:table-cell>
          <table:table-cell table:formula="of:=[.C$23]*[.A29]^0.5" office:value-type="float" office:value="51.51505" calcext:value-type="float">
            <text:p>51.51505</text:p>
          </table:table-cell>
          <table:table-cell table:formula="of:=[.$D$23]" office:value-type="float" office:value="1" calcext:value-type="float">
            <text:p>1</text:p>
          </table:table-cell>
          <table:table-cell table:formula="of:=[.E$23]*[.A29]^-1" office:value-type="float" office:value="329.715832338972" calcext:value-type="float">
            <text:p>329.715832339</text:p>
          </table:table-cell>
          <table:table-cell table:formula="of:=[.F$23]*[.A29]^2" office:value-type="float" office:value="1.12682503013197" calcext:value-type="float">
            <text:p>1.1268250301</text:p>
          </table:table-cell>
          <table:table-cell table:formula="of:=SUM([.B29:.F29])" office:value-type="float" office:value="401.133992448551" calcext:value-type="float">
            <text:p>401.1339924486</text:p>
          </table:table-cell>
          <table:table-cell table:formula="of:=([.B29]-[.B$23])/([.G29]-[.G$23])" office:value-type="float" office:value="-0.254021469206017" calcext:value-type="float">
            <text:p>-0.2540214692</text:p>
          </table:table-cell>
          <table:table-cell table:number-columns-repeated="9"/>
        </table:table-row>
        <table:table-row table:style-name="ro1">
          <table:table-cell table:formula="of:=[.A29]*1.01" office:value-type="float" office:value="1.07213535210701" calcext:value-type="float">
            <text:p>1.0721353521</text:p>
          </table:table-cell>
          <table:table-cell table:formula="of:=[.B$23]*[.A30]^4" office:value-type="float" office:value="18.4980735365755" calcext:value-type="float">
            <text:p>18.4980735366</text:p>
          </table:table-cell>
          <table:table-cell table:formula="of:=[.C$23]*[.A30]^0.5" office:value-type="float" office:value="51.7719845115824" calcext:value-type="float">
            <text:p>51.7719845116</text:p>
          </table:table-cell>
          <table:table-cell table:formula="of:=[.$D$23]" office:value-type="float" office:value="1" calcext:value-type="float">
            <text:p>1</text:p>
          </table:table-cell>
          <table:table-cell table:formula="of:=[.E$23]*[.A30]^-1" office:value-type="float" office:value="326.451319147497" calcext:value-type="float">
            <text:p>326.4513191475</text:p>
          </table:table-cell>
          <table:table-cell table:formula="of:=[.F$23]*[.A30]^2" office:value-type="float" office:value="1.14947421323762" calcext:value-type="float">
            <text:p>1.1494742132</text:p>
          </table:table-cell>
          <table:table-cell table:formula="of:=SUM([.B30:.F30])" office:value-type="float" office:value="398.870851408893" calcext:value-type="float">
            <text:p>398.8708514089</text:p>
          </table:table-cell>
          <table:table-cell table:formula="of:=([.B30]-[.B$23])/([.G30]-[.G$23])" office:value-type="float" office:value="-0.262597613223506" calcext:value-type="float">
            <text:p>-0.2625976132</text:p>
          </table:table-cell>
          <table:table-cell table:number-columns-repeated="9"/>
        </table:table-row>
        <table:table-row table:style-name="ro1">
          <table:table-cell table:formula="of:=[.A30]*1.01" office:value-type="float" office:value="1.08285670562808" calcext:value-type="float">
            <text:p>1.0828567056</text:p>
          </table:table-cell>
          <table:table-cell table:formula="of:=[.B$23]*[.A31]^4" office:value-type="float" office:value="19.2491694994354" calcext:value-type="float">
            <text:p>19.2491694994</text:p>
          </table:table-cell>
          <table:table-cell table:formula="of:=[.C$23]*[.A31]^0.5" office:value-type="float" office:value="52.0302005" calcext:value-type="float">
            <text:p>52.0302005</text:p>
          </table:table-cell>
          <table:table-cell table:formula="of:=[.$D$23]" office:value-type="float" office:value="1" calcext:value-type="float">
            <text:p>1</text:p>
          </table:table-cell>
          <table:table-cell table:formula="of:=[.E$23]*[.A31]^-1" office:value-type="float" office:value="323.219127868809" calcext:value-type="float">
            <text:p>323.2191278688</text:p>
          </table:table-cell>
          <table:table-cell table:formula="of:=[.F$23]*[.A31]^2" office:value-type="float" office:value="1.1725786449237" calcext:value-type="float">
            <text:p>1.1725786449</text:p>
          </table:table-cell>
          <table:table-cell table:formula="of:=SUM([.B31:.F31])" office:value-type="float" office:value="396.671076513168" calcext:value-type="float">
            <text:p>396.6710765132</text:p>
          </table:table-cell>
          <table:table-cell table:formula="of:=([.B31]-[.B$23])/([.G31]-[.G$23])" office:value-type="float" office:value="-0.271570711271711" calcext:value-type="float">
            <text:p>-0.2715707113</text:p>
          </table:table-cell>
          <table:table-cell table:number-columns-repeated="9"/>
        </table:table-row>
        <table:table-row table:style-name="ro1">
          <table:table-cell table:formula="of:=[.A31]*1.01" office:value-type="float" office:value="1.09368527268436" calcext:value-type="float">
            <text:p>1.0936852727</text:p>
          </table:table-cell>
          <table:table-cell table:formula="of:=[.B$23]*[.A32]^4" office:value-type="float" office:value="20.0307629702821" calcext:value-type="float">
            <text:p>20.0307629703</text:p>
          </table:table-cell>
          <table:table-cell table:formula="of:=[.C$23]*[.A32]^0.5" office:value-type="float" office:value="52.2897043566982" calcext:value-type="float">
            <text:p>52.2897043567</text:p>
          </table:table-cell>
          <table:table-cell table:formula="of:=[.$D$23]" office:value-type="float" office:value="1" calcext:value-type="float">
            <text:p>1</text:p>
          </table:table-cell>
          <table:table-cell table:formula="of:=[.E$23]*[.A32]^-1" office:value-type="float" office:value="320.01893848397" calcext:value-type="float">
            <text:p>320.018938484</text:p>
          </table:table-cell>
          <table:table-cell table:formula="of:=[.F$23]*[.A32]^2" office:value-type="float" office:value="1.19614747568666" calcext:value-type="float">
            <text:p>1.1961474757</text:p>
          </table:table-cell>
          <table:table-cell table:formula="of:=SUM([.B32:.F32])" office:value-type="float" office:value="394.535553286636" calcext:value-type="float">
            <text:p>394.5355532866</text:p>
          </table:table-cell>
          <table:table-cell table:formula="of:=([.B32]-[.B$23])/([.G32]-[.G$23])" office:value-type="float" office:value="-0.280965218941677" calcext:value-type="float">
            <text:p>-0.2809652189</text:p>
          </table:table-cell>
          <table:table-cell table:number-columns-repeated="9"/>
        </table:table-row>
        <table:table-row table:style-name="ro1">
          <table:table-cell table:formula="of:=[.A32]*1.01" office:value-type="float" office:value="1.1046221254112" calcext:value-type="float">
            <text:p>1.1046221254</text:p>
          </table:table-cell>
          <table:table-cell table:formula="of:=[.B$23]*[.A33]^4" office:value-type="float" office:value="20.8440922702351" calcext:value-type="float">
            <text:p>20.8440922702</text:p>
          </table:table-cell>
          <table:table-cell table:formula="of:=[.C$23]*[.A33]^0.5" office:value-type="float" office:value="52.550502505" calcext:value-type="float">
            <text:p>52.550502505</text:p>
          </table:table-cell>
          <table:table-cell table:formula="of:=[.$D$23]" office:value-type="float" office:value="1" calcext:value-type="float">
            <text:p>1</text:p>
          </table:table-cell>
          <table:table-cell table:formula="of:=[.E$23]*[.A33]^-1" office:value-type="float" office:value="316.850434142544" calcext:value-type="float">
            <text:p>316.8504341425</text:p>
          </table:table-cell>
          <table:table-cell table:formula="of:=[.F$23]*[.A33]^2" office:value-type="float" office:value="1.22019003994797" calcext:value-type="float">
            <text:p>1.2201900399</text:p>
          </table:table-cell>
          <table:table-cell table:formula="of:=SUM([.B33:.F33])" office:value-type="float" office:value="392.465218957727" calcext:value-type="float">
            <text:p>392.4652189577</text:p>
          </table:table-cell>
          <table:table-cell table:formula="of:=([.B33]-[.B$23])/([.G33]-[.G$23])" office:value-type="float" office:value="-0.290807560858197" calcext:value-type="float">
            <text:p>-0.2908075609</text:p>
          </table:table-cell>
          <table:table-cell table:number-columns-repeated="9"/>
        </table:table-row>
        <table:table-row table:style-name="ro1">
          <table:table-cell table:formula="of:=[.A33]*1.01" office:value-type="float" office:value="1.11566834666532" calcext:value-type="float">
            <text:p>1.1156683467</text:p>
          </table:table-cell>
          <table:table-cell table:formula="of:=[.B$23]*[.A34]^4" office:value-type="float" office:value="21.6904460012166" calcext:value-type="float">
            <text:p>21.6904460012</text:p>
          </table:table-cell>
          <table:table-cell table:formula="of:=[.C$23]*[.A34]^0.5" office:value-type="float" office:value="52.8126014002652" calcext:value-type="float">
            <text:p>52.8126014003</text:p>
          </table:table-cell>
          <table:table-cell table:formula="of:=[.$D$23]" office:value-type="float" office:value="1" calcext:value-type="float">
            <text:p>1</text:p>
          </table:table-cell>
          <table:table-cell table:formula="of:=[.E$23]*[.A34]^-1" office:value-type="float" office:value="313.713301131232" calcext:value-type="float">
            <text:p>313.7133011312</text:p>
          </table:table-cell>
          <table:table-cell table:formula="of:=[.F$23]*[.A34]^2" office:value-type="float" office:value="1.24471585975092" calcext:value-type="float">
            <text:p>1.2447158598</text:p>
          </table:table-cell>
          <table:table-cell table:formula="of:=SUM([.B34:.F34])" office:value-type="float" office:value="390.461064392465" calcext:value-type="float">
            <text:p>390.4610643925</text:p>
          </table:table-cell>
          <table:table-cell table:formula="of:=([.B34]-[.B$23])/([.G34]-[.G$23])" office:value-type="float" office:value="-0.301126331942648" calcext:value-type="float">
            <text:p>-0.3011263319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number-columns-repeated="6" office:value-type="string" calcext:value-type="string">
            <text:p>power</text:p>
          </table:table-cell>
          <table:table-cell table:number-columns-repeated="10"/>
        </table:table-row>
        <table:table-row table:style-name="ro1">
          <table:table-cell/>
          <table:table-cell table:formula="of:=LN([.B34]/[.B23])/LN([.$A34]/[.$A23])" office:value-type="float" office:value="4" calcext:value-type="float">
            <text:p>4</text:p>
          </table:table-cell>
          <table:table-cell table:formula="of:=LN([.C34]/[.C23])/LN([.$A34]/[.$A23])" office:value-type="float" office:value="0.5" calcext:value-type="float">
            <text:p>0.5</text:p>
          </table:table-cell>
          <table:table-cell table:formula="of:=LN([.D34]/[.D23])/LN([.$A34]/[.$A23])" office:value-type="float" office:value="0" calcext:value-type="float">
            <text:p>0</text:p>
          </table:table-cell>
          <table:table-cell table:formula="of:=LN([.E34]/[.E23])/LN([.$A34]/[.$A23])" office:value-type="float" office:value="-1" calcext:value-type="float">
            <text:p>-1</text:p>
          </table:table-cell>
          <table:table-cell table:formula="of:=LN([.F34]/[.F23])/LN([.$A34]/[.$A23])" office:value-type="float" office:value="2" calcext:value-type="float">
            <text:p>2</text:p>
          </table:table-cell>
          <table:table-cell table:formula="of:=LN([.G34]/[.G23])/LN([.$A34]/[.$A23])" office:value-type="float" office:value="-0.578847842522473" calcext:value-type="float">
            <text:p>-0.5788478425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linear estimate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([.B37]*[.B29]+[.C37]*[.C29]+[.D37]*[.D29]+[.E37]*[.E29]+[.F37]*[.F29])/[.G29]" office:value-type="float" office:value="-0.574869049499707" calcext:value-type="float">
            <text:p>-0.57486904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owever this model doesn’t account for the big reduction in Rtotal by decoupling coated glass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E6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8">00/00/0000</text:date>, <text:time style:data-style-name="N2" text:time-value="21:29:36.548877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21:11:30.913338851</meta:creation-date>
    <dc:date>2021-06-18T23:14:49.222892136</dc:date>
    <meta:editing-duration>P1DT12H4M37S</meta:editing-duration>
    <meta:editing-cycles>5</meta:editing-cycles>
    <meta:generator>LibreOffice/5.1.6.2$Linux_X86_64 LibreOffice_project/10m0$Build-2</meta:generator>
    <meta:document-statistic meta:table-count="1" meta:cell-count="2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703cm" style:legend-expansion="high" chart:style-name="ch2"/>
        <chart:plot-area chart:style-name="ch3" table:cell-range-address="Sheet1.E6:Sheet1.H11" svg:x="0.32cm" svg:y="0.18cm" svg:width="12.481cm" svg:height="8.64cm">
          <chartooo:coordinate-region svg:x="0.941cm" svg:y="0.379cm" svg:width="11.4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6:Sheet1.F11" chart:class="chart:scatter">
            <chart:domain table:cell-range-address="Sheet1.E6:Sheet1.E11"/>
            <chart:data-point chart:repeated="6"/>
          </chart:series>
          <chart:series chart:style-name="ch7" chart:values-cell-range-address="Sheet1.G6:Sheet1.G11" chart:class="chart:scatter">
            <chart:data-point chart:repeated="6"/>
          </chart:series>
          <chart:series chart:style-name="ch8" chart:values-cell-range-address="Sheet1.H6:Sheet1.H1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82">
                <text:p>6882</text:p>
                <draw:g>
                  <svg:desc>Sheet1.E6:Sheet1.E11</svg:desc>
                </draw:g>
              </table:table-cell>
              <table:table-cell office:value-type="float" office:value="22">
                <text:p>22</text:p>
                <draw:g>
                  <svg:desc>Sheet1.F6:Sheet1.F11</svg:desc>
                </draw:g>
              </table:table-cell>
              <table:table-cell office:value-type="float" office:value="NaN">
                <text:p>NaN</text:p>
                <draw:g>
                  <svg:desc>Sheet1.G6:Sheet1.G11</svg:desc>
                </draw:g>
              </table:table-cell>
              <table:table-cell office:value-type="float" office:value="22.2731600957321">
                <text:p>22.2731600957321</text:p>
                <draw:g>
                  <svg:desc>Sheet1.H6:Sheet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96">
                <text:p>719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.1995852177394">
                <text:p>25.1995852177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21">
                <text:p>722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.4325808484725">
                <text:p>25.4325808484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89">
                <text:p>728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6.0663289640664">
                <text:p>26.0663289640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39">
                <text:p>733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6.5323202255325">
                <text:p>26.5323202255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57">
                <text:p>7657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.4960246484571">
                <text:p>29.4960246484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